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text-align="center"/>
      <style:text-properties style:font-name="Times" fo:font-size="14.0pt"/>
    </style:style>
    <style:style style:name="P2" style:family="paragraph" style:parent-style-name="Standard">
      <style:text-properties style:font-name="Times" fo:font-size="12.0pt"/>
    </style:style>
    <style:style style:name="P3" style:family="paragraph" style:parent-style-name="Standard">
      <style:paragraph-properties fo:text-align="justify"/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style="italic" fo:font-style-asian="italic" fo:font-style-complex="italic"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UV 5.2 – Linux embarqué</text:span></text:p>
      <text:p text:style-name="P1"/>
      <text:p text:style-name="P1"><text:span text:style-name="T1">TP 1 – Programmation système</text:span></text:p>
      <text:p text:style-name="P2"/>
      <text:p text:style-name="P2">AUTRET Elouan</text:p>
      <text:p text:style-name="P2">BERANGER-FENOUILLET Astrid</text:p>
      <text:p text:style-name="P2"/>
      <text:p text:style-name="P2"><text:span text:style-name="T2">Exercice 1 :</text:span></text:p>
      <text:p text:style-name="P2"/>
      <text:p text:style-name="P3">Question 1 : </text:p>
      <text:p text:style-name="P3">Après avoir lancé le script, au bout de quelques secondes il y a une erreur de segmentation (problème au niveau de la mémoire). On peut en déduire qu'il y a une erreur dans le code.</text:p>
      <text:p text:style-name="P3"/>
      <text:p text:style-name="P3">Question 2 :</text:p>
      <text:p text:style-name="P3">Le signal reçu par le processus pour se terminer est SIGSEGV. </text:p>
      <text:p text:style-name="P3">Pour vérifier le numéro du signal reçu on peut l'afficher dans le terminal (avec echo $?on a le code de retour du processus qui vient de se terminer). Le numéro 139 s'affiche, En faisant ensuite kill -l on peut récupérer le code d’erreur. On peut aussi utiliser le fait que ce numéro correspond à une erreur de segmentation dans la norme Posix. </text:p>
      <text:p text:style-name="P3"/>
      <text:p text:style-name="P3">Question 3 :</text:p>
      <text:p text:style-name="P3">Deboger (comme gdb) : analyse d'un fichier core.</text:p>
      <text:p text:style-name="P3">Ce qui s'affiche dans la console :</text:p>
      <text:p text:style-name="P2">(gdb) bt<text:line-break/>#0  strlen () at ../sysdeps/x86_64/strlen.S:106<text:line-break/>#1  0x00007f901da79e3c in _IO_puts (str=0x0) at ioputs.c:36<text:line-break/>#2  0x00007f901ddcfb70 in knot_to_kmh_str ()<text:line-break/>   from /home/elessog/Github/embsys/labs/gps/lib/libnmea.so<text:line-break/>#3  0x00007f901ddcffa3 in nmea_vtg ()<text:line-break/>   from /home/elessog/Github/embsys/labs/gps/lib/libnmea.so<text:line-break/>#4  0x0000000000400bd0 in write_vtg ()<text:line-break/>#5  0x0000000000400e5a in main ()</text:p>
      <text:p text:style-name="P2">=&gt; Cela permet de savoir ou se situe l'erreur, soit dans le fichier nmea.c, dans la fonction knot_to_kmh_str. La puts ne prend pas NULL en argument, sinon ça bug.</text:p>
      <text:p text:style-name="P3"/>
      <text:p text:style-name="P3">Question 4 :</text:p>
      <text:p text:style-name="P3">Il y a un bug, les librairie utilisées par le binaire ne sont pas linker lorsque l'on essaye de s'en servir directement.</text:p>
      <text:p text:style-name="P3"/>
      <text:p text:style-name="P3">Question 5 :</text:p>
      <text:p text:style-name="P3">La commande ldd permet de lister l'ensemble des bibliothèques partagées requises par un exécutable. Cela permet de dire si elles sont linker.</text:p>
      <text:p text:style-name="P3"/>
      <text:p text:style-name="P3">Question 6 :</text:p>
      <text:p text:style-name="P3">Pour résoudre ce problème en tant qu'utilisateur, on peut indiquer au terminal ou se trouve la bibliothèque (indiquer le chemin).</text:p>
      <text:p text:style-name="P3">Sans le chemin :</text:p>
      <text:p text:style-name="P3">[berangas@tdell158 bin]$ ldd ./gps</text:p>
      <text:p text:style-name="P3"><text:tab/>linux-vdso.so.1 =&gt; <text:s/>(0x00007ffcf9797000)</text:p>
      <text:p text:style-name="P3"><text:tab/>libptmx.so =&gt; not found</text:p>
      <text:p text:style-name="P3"><text:tab/>libnmea.so =&gt; not found</text:p>
      <text:p text:style-name="P3"><text:tab/>libc.so.6 =&gt; /lib64/libc.so.6 (0x00007ff75ed00000)</text:p>
      <text:p text:style-name="P3"><text:tab/>/lib64/ld-linux-x86-64.so.2 (0x00007ff75f0f3000)</text:p>
      <text:p text:style-name="P3"/>
      <text:p text:style-name="P3">Avec le chemin : </text:p>
      <text:p text:style-name="P3">[berangas@tdell158 bin]$ ldd ./gps</text:p>
      <text:p text:style-name="P3"><text:tab/>linux-vdso.so.1 =&gt; <text:s/>(0x00007ffc005be000)</text:p>
      <text:p text:style-name="P3"><text:tab/>libptmx.so =&gt; ../lib/libptmx.so (0x00007f90ee3fc000)</text:p>
      <text:p text:style-name="P3"><text:tab/>libnmea.so =&gt; ../lib/libnmea.so (0x00007f90ee1f8000)</text:p>
      <text:p text:style-name="P3"><text:tab/>libc.so.6 =&gt; /lib64/libc.so.6 (0x00007f90ede07000)</text:p>
      <text:p text:style-name="P3"><text:tab/>libm.so.6 =&gt; /lib64/libm.so.6 (0x00007f90edb05000)</text:p>
      <text:p text:style-name="P3"><text:tab/>/lib64/ld-linux-x86-64.so.2 (0x00007f90ee5ff000)</text:p>
      <text:p text:style-name="P3"/>
      <text:p text:style-name="P3">Question 7 :</text:p>
      <text:p text:style-name="P3">Deboger à distance a une importance pratique, les infrastructures pouvant se trouver à distance ou dans des lieux peu accessible (exemple donné en cours pour un boitier se trouvant à plusieurs heures de voiture)</text:p>
      <text:p text:style-name="P3"/>
      <text:p text:style-name="P3"><text:span text:style-name="T2">Exercice 2 :</text:span><text:s/></text:p>
      <text:p text:style-name="P3"/>
      <text:p text:style-name="P3">Question 8 :</text:p>
      <text:p text:style-name="P3">Voir Code</text:p>
      <text:p text:style-name="P3"/>
      <text:p text:style-name="P3">Question 9 :</text:p>
      <text:p text:style-name="P3">Compilation du Makefile OK.</text:p>
      <text:p text:style-name="P3"/>
      <text:p text:style-name="P3">Question 10 :</text:p>
      <text:p text:style-name="P3">Exécution du simulateur sans défaut. On rajoute :</text:p>
      <text:p text:style-name="P3">LD_PRELOAD=./libhook.so $ROOT_DIR/bin/gps</text:p>
      <text:p text:style-name="P3"/>
      <text:p text:style-name="P3">Question 11 :</text:p>
      <text:p text:style-name="P3">Prototype de la fonction printf : int printf(const char $format, …)</text:p>
      <text:p text:style-name="P3"/>
      <text:p text:style-name="P3">Question 12 :</text:p>
      <text:p text:style-name="P3">Voir code.</text:p>
      <text:p text:style-name="P3"/>
      <text:p text:style-name="P3">Question 13 :</text:p>
      <text:p text:style-name="P3">Pour arrêter les processus en cours on peut :</text:p>
      <text:p text:style-name="P3">Utiliser ps -aux pour avoir tous les processus en cours, pour récupérer le bon PID et ensuite on fait kill -9 du bon PID.</text:p>
      <text:p text:style-name="P3">On ferme le terminal.</text:p>
      <text:p text:style-name="P3"/>
      <text:p text:style-name="P3"><text:span text:style-name="T2">Exercice 3 : </text:span></text:p>
      <text:p text:style-name="P3"/>
      <text:p text:style-name="P3">Question 14 :</text:p>
      <text:p text:style-name="P3">Le champs indiqué par PTTY est une adresse permettant au terminal de communiquer avec le code. On crée un faux port de communication.</text:p>
      <text:p text:style-name="P3"/>
      <text:p text:style-name="P3">Trame NMEA :</text:p>
      <text:p text:style-name="P3">[berangas@tdell158 gps_reader]$ ./gps_reader -p /dev/pts/1</text:p>
      <text:p text:style-name="P3">$GPGLL,4836.62,N,00741.01,E,164203,A</text:p>
      <text:p text:style-name="P3">$GPVTG,055.8,T,035.5,M,006.6,012.3,K</text:p>
      <text:p text:style-name="P3">$GPGLL,4836.62,N,00741.01,E,164207,A</text:p>
      <text:p text:style-name="P3">$GPVTG,055.8,T,035.5,M,006.7,012.3,K</text:p>
      <text:p text:style-name="P3">$GPGLL,4836.62,N,00741.01,E,164211,A</text:p>
      <text:p text:style-name="P3">$GPVTG,055.9,T,035.6,M,006.7,012.3,K</text:p>
      <text:p text:style-name="P3">$GPGLL,4836.62,N,00741.01,E,164215,A</text:p>
      <text:p text:style-name="P3">$GPVTG,055.9,T,035.6,M,006.7,012.4,K</text:p>
      <text:p text:style-name="P3">$GPGLL,4836.62,N,00741.01,E,164219,A</text:p>
      <text:p text:style-name="P3">$GPVTG,055.9,T,035.6,M,006.7,012.4,K</text:p>
      <text:p text:style-name="P3">$GPGLL,4836.62,N,00741.01,E,164223,A</text:p>
      <text:p text:style-name="P3">$GPVTG,055.9,T,035.6,M,006.7,012.4,K</text:p>
      <text:p text:style-name="P3">$GPGLL,4836.62,N,00741.01,E,164227,A</text:p>
      <text:p text:style-name="P3">$GPVTG,055.9,T,035.6,M,006.7,012.4,K</text:p>
      <text:p text:style-name="P3"/>
      <text:p text:style-name="P3">Question 15 :</text:p>
      <text:p text:style-name="P3">Si le document est arrêté par un ctrl + C, le document ne ferme pas le files descriptor mais se stop dans la boucle. Il restera donc un files descriptor ouvert.</text:p>
      <text:p text:style-name="P3"/>
      <text:p text:style-name="P3">Question 16 :</text:p>
      <text:p text:style-name="P3">Dans les trames GGA, on trouve la date dans le 2eme champs hhmmss.sss.</text:p>
      <text:p text:style-name="P3"/>
      <text:p text:style-name="P3">Question 17 : </text:p>
      <text:p text:style-name="P3">On utilise dans reader.c pour ouvrir/écouter/lire/fermer une mémoire tampon (avec un buffer) et le select permet de réagir quand un événement se produit. Il s'agit d'une programmation événementielle.</text:p>
      <text:p text:style-name="P3"/>
      <text:p text:style-name="P3">Question 18 :</text:p>
      <text:p text:style-name="P3">Voir code (on peut écouter une ou deux trame)</text:p>
      <text:p text:style-name="P3"/>
      <text:p text:style-name="P3">Question 19 : </text:p>
      <text:p text:style-name="P3">Voir code.</text:p>
      <text:p text:style-name="P3"/>
      <text:p text:style-name="P3">Question 20 :</text:p>
      <text:p text:style-name="P3">Voir code.</text:p>
      <text:p text:style-name="P3"/>
      <text:p text:style-name="P3">Question 21 :</text:p>
      <text:p text:style-name="P3">La fonction syslog sert, d’après nos recherche, à logger des messages avec différents flags. Nous ne comprenons pas comment il faut s’en servir pour afficher dans la console l’heure et le PID du père.</text:p>
      <text:p text:style-name="P3">On affiche dans la console le PID du père sans la fonction syslog.</text:p>
      <text:p text:style-name="P3">(Petite incertitude quant à l’heure, on ne sait pas si il s’agit de l’heure de la trame ou du message).</text:p>
      <text:p text:style-name="P3"/>
      <text:p text:style-name="P3">Question 22 :</text:p>
      <text:p text:style-name="P3">On aurait pu utiliser comme autre mécanisme IPC la mémoire partagée. Cela sera plus rapide.</text:p>
      <text:p text:style-name="P3"/>
      <text:p text:style-name="P3"/>
      <text:p text:style-name="P2"><text:s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3</meta:generator>
    <meta:initial-creator>Astrid BERANGER-FENOUILLET</meta:initial-creator>
  </office:meta>
</office:document-meta>
</file>